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2.2283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618in"/>
    </style:style>
    <style:style style:name="co5" style:family="table-column">
      <style:table-column-properties fo:break-before="auto" style:column-width="1.2445in"/>
    </style:style>
    <style:style style:name="co6" style:family="table-column">
      <style:table-column-properties fo:break-before="auto" style:column-width="7.4181in"/>
    </style:style>
    <style:style style:name="co7" style:family="table-column">
      <style:table-column-properties fo:break-before="auto" style:column-width="0.8102in"/>
    </style:style>
    <style:style style:name="co11" style:family="table-column">
      <style:table-column-properties fo:break-before="auto" style:column-width="1.2063in"/>
    </style:style>
    <style:style style:name="co12" style:family="table-column">
      <style:table-column-properties fo:break-before="auto" style:column-width="1.8811in"/>
    </style:style>
    <style:style style:name="co13" style:family="table-column">
      <style:table-column-properties fo:break-before="auto" style:column-width="2.4791in"/>
    </style:style>
    <style:style style:name="ro9" style:family="table-row">
      <style:table-row-properties style:row-height="0.2189in" fo:break-before="auto" style:use-optimal-row-height="false"/>
    </style:style>
    <style:style style:name="ro1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1.7827in" fo:break-before="auto" style:use-optimal-row-height="true"/>
    </style:style>
    <style:style style:name="ro11" style:family="table-row">
      <style:table-row-properties style:row-height="1.078in" fo:break-before="auto" style:use-optimal-row-height="true"/>
    </style:style>
    <style:style style:name="ro12" style:family="table-row">
      <style:table-row-properties style:row-height="1.253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2]))&gt;0)" style:apply-style-name="ConditionalStyle_5f_1" style:base-cell-address="Sheet1.F2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B$2:$Sheet2.$B$6]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[$Sheet2.$C$2:$Sheet2.$C$10])" table:allow-empty-cell="true" table:display-list="unsorted" table:base-cell-address="Sheet1.F2">
          <table:error-message table:message-type="stop" table:display="true"/>
        </table:content-validation>
        <table:content-validation table:name="val3" table:condition="of:cell-content-is-in-list([$Sheet2.$D$2:$Sheet2.$D$4]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number-columns-repeated="4" table:default-cell-style-name="Default"/>
        <table:table-column table:style-name="co8" table:number-columns-repeated="5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VF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Client comment</text:p>
          </table:table-cell>
          <table:table-cell table:style-name="ce1" office:value-type="string" calcext:value-type="string">
            <text:p>Status</text:p>
          </table:table-cell>
          <table:table-cell office:value-type="string" calcext:value-type="string">
            <text:p>PR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71 <text:s text:c="7"/>for (uint256 i = 0; i &lt; _rules.length; ) {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Linear search is inefficient. <text:s/></text:p>
          </table:table-cell>
          <table:table-cell table:style-name="ce7" office:value-type="string" calcext:value-type="string">
            <text:p>Consider accepting an additional argument with the rule index hint.</text:p>
          </table:table-cell>
          <table:table-cell table:style-name="ce7" office:value-type="string" calcext:value-type="string">
            <text:p>Add an additional argument with the rule index hint and create a public function getRuleIndex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3" xlink:type="simple">pull/23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146 <text:s text:c="3"/>function kill() public onlyRole(DEFAULT_ADMIN_ROLE) {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Implementing an ability to destroy a contract is a bad practice, as it cause more risks than benefits. <text:s/></text:p>
          </table:table-cell>
          <table:table-cell table:style-name="ce7" office:value-type="string" calcext:value-type="string">
            <text:p>Consider removing this function.</text:p>
          </table:table-cell>
          <table:table-cell table:style-name="ce7" office:value-type="string" calcext:value-type="string">
            <text:p>The function has been removed as recommended. The ability to destroy the contract was not really a requiremen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7" xlink:type="simple">pull/17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string" calcext:value-type="string">
            <text:p>40, 58</text:p>
          </table:table-cell>
          <table:table-cell table:style-name="ce4" office:value-type="string" calcext:value-type="string">
            <text:p>40                ++numAddressesWhitelisted;</text:p>
            <text:p>58                --numAddressesWhitelisted;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Here the same storage slot is updated multiple times in a loop. <text:s/></text:p>
          </table:table-cell>
          <table:table-cell table:style-name="ce7" office:value-type="string" calcext:value-type="string">
            <text:p>Consider updating a local variable instead and writing into the storage once after the loop.</text:p>
          </table:table-cell>
          <table:table-cell table:style-name="ce7" office:value-type="string" calcext:value-type="string">
            <text:p>Use a local variable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8" xlink:type="simple">pull/18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77 <text:s text:c="7"/>if (!whitelist[_newWhitelistAddress]) {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is condition is always true due to the "require" statement above. <text:s/></text:p>
          </table:table-cell>
          <table:table-cell table:style-name="ce7" office:value-type="string" calcext:value-type="string">
            <text:p>Consider removing the conditional statement.</text:p>
          </table:table-cell>
          <table:table-cell table:style-name="ce7" office:value-type="string" calcext:value-type="string">
            <text:p>The conditional statement has been removed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9" xlink:type="simple">pull/19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95 <text:s text:c="7"/>if (whitelist[_removeWhitelistAddress]) {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condition is always true due to the "require" statement above. <text:s/></text:p>
          </table:table-cell>
          <table:table-cell table:style-name="ce7" office:value-type="string" calcext:value-type="string">
            <text:p>Consider removing the conditional statement.</text:p>
          </table:table-cell>
          <table:table-cell table:style-name="ce7" office:value-type="string" calcext:value-type="string">
            <text:p>The conditional statement has been removed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9" xlink:type="simple">pull/19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175" calcext:value-type="float">
            <text:p>175</text:p>
          </table:table-cell>
          <table:table-cell table:style-name="ce4" office:value-type="string" calcext:value-type="string">
            <text:p>175 <text:s text:c="3"/>function kill() public onlyRole(DEFAULT_ADMIN_ROLE) {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Implementing an ability to destroy a contract is a bad practice, as it cause more risks than benefits. <text:s/></text:p>
          </table:table-cell>
          <table:table-cell table:style-name="ce7" office:value-type="string" calcext:value-type="string">
            <text:p>Consider removing this function.</text:p>
          </table:table-cell>
          <table:table-cell table:style-name="ce7" office:value-type="string" calcext:value-type="string">
            <text:p>The function has been removed as recommended. The ability to destroy the contract was not really a requiremen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7" xlink:type="simple">pull/17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26 <text:s text:c="3"/>function setRules(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Flaw</text:p>
          </table:table-cell>
          <table:table-cell table:style-name="ce3"/>
          <table:table-cell table:style-name="ce6" office:value-type="string" calcext:value-type="string">
            <text:p>This function doesn't check for duplicate rules. <text:s/></text:p>
          </table:table-cell>
          <table:table-cell table:style-name="ce7" office:value-type="string" calcext:value-type="string">
            <text:p>Consider adding such a check. <text:s/>An efficient way to do this would be to require the "rules_" array to be sorted. <text:s/>This would also simplify the zero rule test.</text:p>
          </table:table-cell>
          <table:table-cell table:style-name="ce7" office:value-type="string" calcext:value-type="string">
            <text:p>We use a hashmap to check for duplicate rules and the transaction is reverted in case of such one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0" xlink:type="simple">pull/20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5 <text:s text:c="3"/>function addRule(IRule rule_) public onlyRole(RULE_ENGINE_ROLE) {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function allows adding a duplicate rule. <text:s/></text:p>
          </table:table-cell>
          <table:table-cell table:style-name="ce7" office:value-type="string" calcext:value-type="string">
            <text:p>Consider forbidding duplicate rules.</text:p>
          </table:table-cell>
          <table:table-cell table:style-name="ce7" office:value-type="string" calcext:value-type="string">
            <text:p>We use a hashmap to check for duplicate rules and the transaction is reverted in case of such one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0" xlink:type="simple">pull/20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70 <text:s text:c="3"/>function removeRule(IRule rule_) public onlyRole(RULE_ENGINE_ROLE) {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function removes only the first occurrence of a rule. <text:s/></text:p>
          </table:table-cell>
          <table:table-cell table:style-name="ce7" office:value-type="string" calcext:value-type="string">
            <text:p>Consider removing all occurrences.</text:p>
          </table:table-cell>
          <table:table-cell table:style-name="ce7" office:value-type="string" calcext:value-type="string">
            <text:p>No longer needed since we forbid duplicate rules (CVF-7, CVF-8)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0" xlink:type="simple">pull/20</text:a></text:p>
          </table:table-cell>
          <table:table-cell table:number-columns-repeated="52"/>
        </table:table-row>
        <table:table-row table:style-name="ro8">
          <table:table-cell table:style-name="ce2" table:formula="of:=HYPERLINK(&quot;https://docs.google.com/spreadsheets/d/1nkGcTOlsRx_ycugTW87NqUXr3UaKbLrPd08EY5q0qlY/edit&quot;; &quot;CodeList.sol&quot;)" office:value-type="string" office:string-value="CodeList.sol" calcext:value-type="string">
            <text:p>CodeList.sol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pragma solidity 0.8.17;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Specifying a particular compiler version makes it harder to migrate to newer versions. <text:s/></text:p>
          </table:table-cell>
          <table:table-cell table:style-name="ce7" office:value-type="string" calcext:value-type="string">
            <text:p>Consider specifying as "^0.8.0". Also relevant for: RuleEngine.sol, RuleWhiteList.sol.</text:p>
          </table:table-cell>
          <table:table-cell table:style-name="ce7" office:value-type="string" calcext:value-type="string">
            <text:p>The contract codeList has been removed (CVF-11). For others contracts, we change to a floating pragma, but w do not want to offer the possibility to deploy the contract with a version interior to the version 0.8.17, which is a version used for the tests and the development (same principle as for the CMTAT)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5" xlink:type="simple">pull/25</text:a></text:p>
          </table:table-cell>
          <table:table-cell table:number-columns-repeated="52"/>
        </table:table-row>
        <table:table-row table:style-name="ro11">
          <table:table-cell table:style-name="ce2" table:formula="of:=HYPERLINK(&quot;https://docs.google.com/spreadsheets/d/1nkGcTOlsRx_ycugTW87NqUXr3UaKbLrPd08EY5q0qlY/edit&quot;; &quot;CodeList.sol&quot;)" office:value-type="string" office:string-value="CodeList.sol" calcext:value-type="string">
            <text:p>CodeList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abstract contract CodeList {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/>
          <table:table-cell table:style-name="ce6" office:value-type="string" calcext:value-type="string">
            <text:p>This contract could be turned into a library. <text:s/>Alternatively, as it only contains constants, the constants could be moved to the top level and the contract could be removed.</text:p>
          </table:table-cell>
          <table:table-cell table:style-name="ce7" office:value-type="string" calcext:value-type="string">
            <text:p>The constants were moved inside the contract whitelist, a file was added in the documentation to summarize all the used codes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6" xlink:type="simple">pull/26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nkGcTOlsRx_ycugTW87NqUXr3UaKbLrPd08EY5q0qlY/edit&quot;; &quot;CodeList.sol&quot;)" office:value-type="string" office:string-value="CodeList.sol" calcext:value-type="string">
            <text:p>CodeList.sol</text:p>
          </table:table-cell>
          <table:table-cell table:style-name="ce3" office:value-type="string" calcext:value-type="string">
            <text:p>7–9</text:p>
          </table:table-cell>
          <table:table-cell table:style-name="ce4" office:value-type="string" calcext:value-type="string">
            <text:p>7    uint8 constant CODE_ADDRESS_FROM_NOT_WHITELISTED = 20;</text:p>
            <text:p>8    uint8 constant CODE_ADDRESS_TO_NOT_WHITELISTED = 30;</text:p>
            <text:p>9    uint8 constant NO_ERROR = 0;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There is no access modifier for these constants, so internal access will be used by default. <text:s/></text:p>
          </table:table-cell>
          <table:table-cell table:style-name="ce7" office:value-type="string" calcext:value-type="string">
            <text:p>Consider explicitly specifying an access level.</text:p>
          </table:table-cell>
          <table:table-cell table:style-name="ce7" office:value-type="string" calcext:value-type="string">
            <text:p>The access level was set to public</text:p>
          </table:table-cell>
          <table:table-cell table:style-name="ce3" table:content-validation-name="val3" office:value-type="string" calcext:value-type="string">
            <text:p>Info</text:p>
          </table:table-cell>
          <table:table-cell office:value-type="string" calcext:value-type="string">
            <text:p><text:a xlink:href="https://github.com/CMTA/RuleEngine/pull/26" xlink:type="simple">pull/26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string" calcext:value-type="string">
            <text:p>26, 46, 55, 70, 146</text:p>
          </table:table-cell>
          <table:table-cell table:style-name="ce4" office:value-type="string" calcext:value-type="string">
            <text:p>26    function setRules(</text:p>
            <text:p>46    function clearRules() public onlyRole(RULE_ENGINE_ROLE) {</text:p>
            <text:p>55    function addRule(IRule rule_) public onlyRole(RULE_ENGINE_ROLE) {</text:p>
            <text:p>70    function removeRule(IRule rule_) public onlyRole(RULE_ENGINE_ROLE) {</text:p>
            <text:p>146    function kill() public onlyRole(DEFAULT_ADMIN_ROLE) {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se functions should emit some events.</text:p>
          </table:table-cell>
          <table:table-cell table:style-name="ce7"/>
          <table:table-cell table:style-name="ce7" office:value-type="string" calcext:value-type="string">
            <text:p>Emit event as recommended, expect for the function kill which will be removed. Moreover, it is no useful to store event in a destroyed smart contrac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1" xlink:type="simple">pull/21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29 <text:s text:c="7"/>require(rules_.length != 0, "The array is empty");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Without this check, the "clearRules" function wouldn't be necessary.</text:p>
          </table:table-cell>
          <table:table-cell table:style-name="ce7" office:value-type="string" calcext:value-type="string">
            <text:p>Yes, we want to have a separate function to clear all the rules, to avoid human errors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6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138" calcext:value-type="float">
            <text:p>138</text:p>
          </table:table-cell>
          <table:table-cell table:style-name="ce4" office:value-type="string" calcext:value-type="string">
            <text:p>138 <text:s text:c="7"/>if (!whitelist[_to]) {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Readability</text:p>
          </table:table-cell>
          <table:table-cell table:style-name="ce3"/>
          <table:table-cell/>
          <table:table-cell table:style-name="ce6" office:value-type="string" calcext:value-type="string">
            <text:p>Should be "else if".</text:p>
          </table:table-cell>
          <table:table-cell table:style-name="ce7" office:value-type="string" calcext:value-type="string">
            <text:p>The function has been modified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4" xlink:type="simple">pull/24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142 <text:s text:c="7"/>return NO_ERROR;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Readability</text:p>
          </table:table-cell>
          <table:table-cell table:style-name="ce3"/>
          <table:table-cell/>
          <table:table-cell table:style-name="ce6" office:value-type="string" calcext:value-type="string">
            <text:p>Should be "else return".</text:p>
          </table:table-cell>
          <table:table-cell table:style-name="ce7" office:value-type="string" calcext:value-type="string">
            <text:p>The function has been modified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4" xlink:type="simple">pull/24</text:a></text:p>
          </table:table-cell>
          <table:table-cell table:number-columns-repeated="52"/>
        </table:table-row>
        <table:table-row table:style-name="ro12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string" calcext:value-type="string">
            <text:p>148–154</text:p>
          </table:table-cell>
          <table:table-cell table:style-name="ce4" office:value-type="string" calcext:value-type="string">
            <text:p>148        if (</text:p>
            <text:p>149            _restrictionCode == CODE_ADDRESS_FROM_NOT_WHITELISTED ||</text:p>
            <text:p>150            _restrictionCode == CODE_ADDRESS_TO_NOT_WHITELISTED</text:p>
            <text:p>151        ) {</text:p>
            <text:p>152            return true;</text:p>
            <text:p>153        }</text:p>
            <text:p>154        return false;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This could be simplified as:</text:p>
            <text:p>return _restrictionCode == CODE_ADDRESS_FROM_NOT_WHITELISTED || _restrictionCode == CODE_ADDRESS_TO_NOT_WHITELISTED;</text:p>
          </table:table-cell>
          <table:table-cell table:style-name="ce7" office:value-type="string" calcext:value-type="string">
            <text:p>The function has been simplified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4" xlink:type="simple">pull/24</text:a></text:p>
          </table:table-cell>
          <table:table-cell table:number-columns-repeated="52"/>
        </table:table-row>
        <table:table-row table:style-name="ro9" table:number-rows-repeated="1048557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Sheet1.F2:Sheet1.F18">
            <calcext:condition calcext:apply-style-name="ConditionalStyle_1" calcext:value="formula-is(LEN(TRIM([.F2]))&gt;0)" calcext:base-cell-address="Sheet1.F2"/>
          </calcext:conditional-format>
        </calcext:conditional-formats>
      </table:table>
      <table:table table:name="Sheet2" table:style-name="ta2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61" table:default-cell-style-name="Default"/>
        <table:table-row table:style-name="ro9">
          <table:table-cell table:number-columns-repeated="64"/>
        </table:table-row>
        <table:table-row table:style-name="ro1">
          <table:table-cell/>
          <table:table-cell table:style-name="ce16" office:value-type="string" calcext:value-type="string">
            <text:p>Critical</text:p>
          </table:table-cell>
          <table:table-cell table:style-name="ce16" office:value-type="string" calcext:value-type="string">
            <text:p>Suboptimal</text:p>
          </table:table-cell>
          <table:table-cell table:style-name="ce16" office:value-type="string" calcext:value-type="string">
            <text:p>Opened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ajor</text:p>
          </table:table-cell>
          <table:table-cell table:style-name="ce16" office:value-type="string" calcext:value-type="string">
            <text:p>Documentation</text:p>
          </table:table-cell>
          <table:table-cell table:style-name="ce16" office:value-type="string" calcext:value-type="string">
            <text:p>Info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oderate</text:p>
          </table:table-cell>
          <table:table-cell table:style-name="ce16" office:value-type="string" calcext:value-type="string">
            <text:p>Unclear behavior</text:p>
          </table:table-cell>
          <table:table-cell table:style-name="ce16" office:value-type="string" calcext:value-type="string">
            <text:p>Fixed</text:p>
          </table:table-cell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Minor</text:p>
          </table:table-cell>
          <table:table-cell table:style-name="ce16" office:value-type="string" calcext:value-type="string">
            <text:p>Overflow/Underflow</text:p>
          </table:table-cell>
          <table:table-cell table:style-name="ce16"/>
          <table:table-cell table:number-columns-repeated="60"/>
        </table:table-row>
        <table:table-row table:style-name="ro1">
          <table:table-cell/>
          <table:table-cell table:style-name="ce16" office:value-type="string" calcext:value-type="string">
            <text:p>Informational</text:p>
          </table:table-cell>
          <table:table-cell table:style-name="ce16" office:value-type="string" calcext:value-type="string">
            <text:p>Procedural</text:p>
          </table:table-cell>
          <table:table-cell table:style-name="ce16"/>
          <table:table-cell table:number-columns-repeated="60"/>
        </table:table-row>
        <table:table-row table:style-name="ro1">
          <table:table-cell table:number-columns-repeated="2"/>
          <table:table-cell table:style-name="ce16" office:value-type="string" calcext:value-type="string">
            <text:p>Flaw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Bad naming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Bad datatype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Readability</text:p>
          </table:table-cell>
          <table:table-cell table:number-columns-repeated="61"/>
        </table:table-row>
        <table:table-row table:style-name="ro9" table:number-rows-repeated="104856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heet3" table:style-name="ta3">
        <table:table-column table:style-name="co10" table:default-cell-style-name="Default"/>
        <table:table-row table:style-name="ro10">
          <table:table-cell/>
        </table:table-row>
      </table:table>
      <table:table table:name="Sheet4" table:style-name="ta3">
        <table:table-column table:style-name="co10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13:31:18.184969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6-09T13:41:16.985837658</dc:date>
    <meta:editing-duration>PT5H9M44S</meta:editing-duration>
    <meta:editing-cycles>11</meta:editing-cycles>
    <meta:document-statistic meta:table-count="4" meta:cell-count="209" meta:object-count="0"/>
  </office:meta>
</office:document-meta>
</file>